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MP0">
      <style:paragraph-properties fo:text-align="justify" style:justify-single-word="false" style:page-number="auto" fo:break-before="page"/>
    </style:style>
    <style:style style:name="T1" style:family="text">
      <style:text-properties fo:color="#ff0000"/>
    </style:style>
    <style:style style:name="T2" style:family="text">
      <style:text-properties fo:color="#ff0000"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ici maintenant 10 jours que nous avons quitté la France, cependant j'ai l’impression que ça fait déjà 1 mois que nous sommes partis.. Tellement de changements, de découvertes et d'imprévus en si peu de temps :)</text:p>
      <text:p text:style-name="P1"><text:tab/>Mais commençons par le début !</text:p>
      <text:p text:style-name="P1"><text:tab/>Nous sommes partis le 11 Mai pour commencer notre stage le 4 du même mois (normale non) entre autre à cause d'un petit problème de VISA. En effet, pour obtenir un VISA étudiant il faut absolument une lettre d'invitation originale de l'université (qui met 1 semaine à faire Inde-France) qu'on vous envoie 4 jours avant le début du stage et il faut monter à Paris où commence la galère administrative (on y a passé 4h en arrivant dans les premiers..) et en rajoutant les 3-4jours pour recevoir le passeport avec ce fameux VISA confirmé.</text:p>
      <text:p text:style-name="P1"><text:tab/></text:p>
      <text:p text:style-name="P1"><text:tab/>Revenons donc à ce fameux dimanche 11, partis de Nantes vers 10h direction Charles de Gaules en train, après une soirée « surprise » d'adieux riche en émotions.</text:p>
      <text:p text:style-name="P1"><text:tab/>Bon l'attente à l'aéroport n'étant pas très intéressante allons directement à l'instant de l'embarquement des bagages ! Étant 7h en avance … (billet de train moins cher) pour prendre l'avion nous avons réussi à être dans les premiers dans la file d'attente, c'est au moment d'enregistrer les bagages que l’hôtesse nous explique (gentiment) que nous devons tous avoir un billet retour pour aller en Inde.. Même en lui expliquant que nous ne savons pas trop quand nous allons rentrer impossible de négocier (on est en France et les règles sont les règles ….). Du coup direction, avec Vincent, au comptoir pour acheter les fameux billets de retour. Là nous apprenons que nos tickets aller n'ont en fait pas été validés.. (Merci Opodo). Avec quelques heures de sommeil et le stress du voyage on commençait à se dire qu’on n’allait jamais partir. Rejoint par Hugo qui lui aussi avait un ticket non valide, nous voilà obligés de racheter les billets juste quelques heures avant le départ. Heureusement pour nous, l'avion était à moitié vide (le problème c'est que ça on ne l’a su qu'une fois monté dedans..). Ah oui cerise sur le gâteau la carte bleu d'Hugo qui ne passe pas obligé de lui 'avancer le prix de son billet. Il faut pouvoir dépenser 1400€ en une journée ^^ et bien heureusement on peut !</text:p>
      <text:p text:style-name="P1"><text:tab/>Aucuns soucis avec les douanes excepté Hugo qui a eu le droit à un petit : « hey mon frère » d'un douanier black pour lui dire de mettre ses affaires dans les fameuses caisses rouges (caisse où l'on dépose toutes nos affaires).</text:p>
      <text:p text:style-name="P1"><text:tab/>21h10 Décollage (juste après avoir acheté du tabac et quelques cadeaux au Duty free ^^) direction Bombay (ou Mumbay pour les Indiens). Bon dans l'avion ça c'est résumé à regarder des films, lire et dormir. Mais aussi et surtout premier contact avec la nourriture Indienne, la vrai ! (même si ça reste du Sodexo Indien). Choix entre poulet au curry ou salade et quoi que vous preniez c'est épicé, vous ne pouvez plus y échapper ! (Pour Vincent et moi ça s'est plutôt bien passé (après tout on s'est entraîné toute l'année) Hugo un peu moins du coup il a pris une salade le lundi midi grave erreur ! Elles sont encore plus épicées que le poulet XD)</text:p>
      <text:p text:style-name="P1"><text:tab/>Atterrissage : alors imaginez-vous dans un avion (facile non?) en train d’atterrir (plutôt logique) en plein milieux de la ville (oui oui) mais c'est à quelques mètres du sol (ou plutôt des maisons..) que vous vous rendez compte que derrière les grilles, qui délimite la zone, tout autour de l'aéroport se trouve un immense bidon ville ! Il faut savoir que l'aéroport de Mumbai est un très grand aéroport avec beaucoup d'avions qui vont et viennent. Bref ça doit être sympa d'habiter dans le coin.</text:p>
      <text:p text:style-name="P1"/>
      <text:p text:style-name="P1"><text:tab/>Après 9h et 10 minutes d'avion arrivé à 9h50 premier pas sur le sol Indien (euh attend 21h10 + 9h10 ça fait 6h20 sachant qu'on a gagné 3h30 avec le décalage horaire c'est bien ça 9h50 !). Et là vous sortez de l'avion et votre premier réflexe est d'enlever votre pull et oui il fait au moins 25° et on est dans l'aéroport (donc climatisé) ! (Vous <text:soft-page-break/>pouvez aussi ranger votre pull dans le fin fond de votre sac au passage vous ne le remettrez plus avant votre retour en France :) ) BIENVENUE EN INDE !</text:p>
      <text:p text:style-name="P1"/>
      <text:p text:style-name="P1">Après une longue marche à travers l'aéroport (avec beaucoup de pub pour du Whisky et de l'abosolute India (comme l'absolute Vodka mais en Inde XD)) on arrive au contrôle de la Douane et instinctivement tous les européens se retrouvent dans la même file (même s’il y en a 4..).</text:p>
      <text:p text:style-name="P1"><text:tab/>Vérification des bagages (on a rien perdu en route), ré-enregistrement des valises (dès fois qu'on ait réussi en 500 m à mettre une bombe dedans..). Ah oui et qui dit enregistrement dit portail magnétique vidage de poche contrôle d'identité. Puis là on vous lâche vous vous retrouvez dans l'aéroport de Mumbay à devoir suivre les petites pancartes qui vous indiques où sont les vols nationaux et après 5 minutes de marche vers les sous niveaux de l'aéroport vous vous retrouvez dans un BUS !! Bon.. on a commencé à déconner avec Hugo sur le fait qu'on allait aller à Kochin <text:s/>en bus (sois beaucoup d'heure). Mais dans le doute on à quand même demandé à la personne qui était devant nous où on allait (il se trouve qu'il était Français et qu'il commençait un voyage autour du monde d'un an ^^) en fait c'était juste une navette qui nous a emmené à l'aéroport national..</text:p>
      <text:p text:style-name="P1"><text:tab/></text:p>
      <text:p text:style-name="P1"><text:tab/>Honnêtement pour arriver à la zone d'embarquement on a dû passer 3 ou 4 contrôles d'identités et chaque fois on a eu le droit à « oh Intership (stage)<text:span text:style-name="Police_20_par_20_défaut"><text:span text:style-name="T2">,</text:span></text:span><text:span text:style-name="Police_20_par_20_défaut"><text:span text:style-name="T1"> </text:span></text:span>where ? » enfin avec l'accent Indien ça donne plutôt un « interrrrrrrsip, vere ? mais pas de façon agressive mais au contraire intéressé et curieux ^^. On profite des 3h35 d'escale pour prendre un café (ARCHI DEGUEULASSE! Ça au moins c'est fait) et direction la file d'attente pour monter dans l'avion direction Kochi (alors pour la prononciation kot-chi) et là au bout de 30 secondes vous devenez l’attraction de la journée (trois européens dans une file d'indien ça se remarque) et les Indiens n'ont pas le réflexe de tourner la tête quand vous les regardez vous fixez nan nan ils continuent et bien insistant en plus, je vous jure que pendant 5 minutes (qui en paraissent 20) vous avez l'impression d'être un animal en cage.</text:p>
      <text:p text:style-name="P1"><text:tab/>Bon après petite blague dans le couloir relié à l'avion (il devait être mal mis) du coup ils ont dû le déplacer (avec nous dedans bien sûr) c'est marrant ça fait un peu comme dans un manège.</text:p>
      <text:p text:style-name="P1"/>
      <text:p text:style-name="P1"><text:tab/>Décollage, fameuse salade épicée pour Hugo et arrivé à Kochin en survolant les bidons villes ça en deviendrait presque répétitif et là vous sortez dehors (l'aéroport de Kochin coté national est plutôt petit un grand hall avec deux tapis pour récupérer vos bagages). Bon le souci, c'est qu'on était dans un avion pressuriser avec une température agréable mais quand vous sortez sur la piste d’atterrissage (donc directement dehors) vous vous rendez compte que vous êtes en T-shirt et que vous ne pouvez pas l'enlevez malgré la chaleur et l'humidité qui vous remplis les poumons (30-32° 90% d'humidité) au bout de 5 mètres vous êtes déjà en sueur CHOUETTE !</text:p>
      <text:p text:style-name="P1"/>
      <text:p text:style-name="P1"><text:tab/>Après avoir récupéré nos bagages, (et il n'y a pas de porteur de bagage dans le Kérala..) le plan était simple, on devait venir nous chercher pour nous emmener à Amritapuri. Après 30-45 minutes d'attente on a décidé de chercher une cabine pour appeler les relations internationales dès fois qu'ils nous aient oubliés.. On trouve une gentil dame (qui parle pas Anglais (sinon c'est trop facile)) qui s'occupe du téléphone et nous aide à taper le numéro (parce qu'on est ingénieur mais on sait pas taper un numéro …) L'université nous dis qu'une personne est censé être là pour nous récupérer .. après trois tours d'aéroport, et deux autres coup de téléphone pour demander où était notre chauffeur avec un peu plus de précision (sans grand succès) soit une bonne heure avec <text:soft-page-break/>les sacs et valises à balader sous une chaleur à laquelle nous n'étions pas encore vraiment habitué on tombe sur notre chauffeur qui devinez quoi ! Parle très mal Anglais (alors une discussion avec un Indien qui parle mal Anglais et nous qui 'étions fatigué ça se résume à : heyyyyyyy here here !!!!).</text:p>
      <text:p text:style-name="P1"/>
      <text:p text:style-name="P1"><text:tab/>Et là direction Amritapuri à environ 120 km (en France on met environ 2h à faire cette distance là si on est dans une ville avec un peu de bouchon puis une bonne voie rapide quoi !) et bah en Inde on met 4h et 30 minutes à la faire (et en plus on roule à gauche chelou non? ^^)</text:p>
      <text:p text:style-name="P1"><text:tab/>Mais le plus magique c'est qu'on pense qu'on va mourir toutes les 5 minutes (mais vraiment mourir mourir genre mort dead quoi!) je vous laisse faire le ratio de 4h30 divisé par 5 ..</text:p>
      <text:p text:style-name="P1">mais au bout de 5 minutes vous avez mis votre ceinture (parce que même si dans tous les bouquins site internet et autres on vous dit que mettre la ceinture c'est une insulte au chauffeur) et bah vous la mettez (limite vous en mettriez bien une seconde) au bout de 10 minutes vous commencez à regarder les autres en mode putain mais on va mourir là, au bout du troisième camion évité de justesse vous commencer à comprendre pourquoi <text:s/>ils sont tous pratiquants parce que si vous le pouviez, vous prieriez. Puis au bout de 30 minutes vous vous endormez parce que de toute façon votre stock de peur est épuisé et que vous avez dormi 2-3h avant de partir et très peu dans les avions sans compter le décalage horaire :)</text:p>
      <text:p text:style-name="P1"><text:tab/>Et bizarrement je n'ai jamais aussi bien dormis en voiture ! Et ça ne faisait que 12h que j'étais en Inde.</text:p>
      <text:p text:style-name="P1"/>
      <text:p text:style-name="P1">PS : Pour comprendre la conduite indienne il faut imaginer une deux voies (classique pas trop grande sans trottoirs) avec des scooters/motos (beaucoup beaucoup beaucoup) sur la gauche (ils roulent à gauche) donc deux voies classiques et une voie au milieu (qui en fait est la ligne blanche continu) qui sert à doubler (donc dans les deux sens) bon après bien évidement vous pouvez toujours doubler quelqu'un qui ne double pas assez vite en allant sur la voie de droite il faut juste klaxonner un peu plus et faire des appels de phare à la personne arrivant à contre sens pour qu’elle ralentisse ou vous évite (et dans ce genre de cas vous êtes à 4 voitures de front généralement un camion qui double un touk-touk et vous qui doublez ce camion et la voiture dans l'autre sens et les scooters un peu partout..)</text:p>
      <text:p text:style-name="P1"><text:s/><text:tab/>Évidement si vous avez la possibilité <text:s/>doubler par la gauche c’est tout à fait envisageable il suffit juste de klaxonner ! De toute façon vous klaxonner tout le temps.</text:p>
      <text:p text:style-name="P1">C'est facile non ?</text:p>
      <text:p text:style-name="P1"><text:tab/></text:p>
      <text:p text:style-name="P1"><text:tab/>Bon de toutes façon on s’est promis de prendre une vidéo pour vraiment montrer ce que c'est parce que même en imaginant vous êtes loin de la réali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4.126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Manuel Le Quéau</meta:initial-creator>
    <dc:creator>Vincent Le Costaouec</dc:creator>
    <meta:creation-date>2015-05-26T15:25:00Z</meta:creation-date>
    <dc:date>2015-05-28T14:20:52.75</dc:date>
    <meta:editing-cycles>4</meta:editing-cycles>
    <meta:editing-duration>PT1M31S</meta:editing-duration>
    <meta:document-statistic meta:table-count="0" meta:image-count="0" meta:object-count="0" meta:page-count="3" meta:paragraph-count="26" meta:word-count="1876" meta:character-count="10481"/>
    <meta:template xlink:type="simple" xlink:actuate="onRequest" xlink:title="" xlink:href="file:///I:/page_1_voyage.odt/Normal.dotm"/>
  </office:meta>
</office:document-meta>
</file>